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6.461cm" svg:x2="7.096cm" svg:y2="10.398cm">
          <text:p/>
        </draw:line>
        <draw:line draw:style-name="gr1" draw:text-style-name="P1" draw:layer="layout" svg:x1="6.842cm" svg:y1="10.398cm" svg:x2="12.938cm" svg:y2="10.398cm">
          <text:p/>
        </draw:line>
        <draw:line draw:style-name="gr1" draw:text-style-name="P1" draw:layer="layout" svg:x1="6.969cm" svg:y1="7.096cm" svg:x2="7.223cm" svg:y2="7.096cm">
          <text:p/>
        </draw:line>
        <draw:line draw:style-name="gr1" draw:text-style-name="P1" draw:layer="layout" svg:x1="6.969cm" svg:y1="8.493cm" svg:x2="7.223cm" svg:y2="8.493cm">
          <text:p/>
        </draw:line>
        <draw:line draw:style-name="gr1" draw:text-style-name="P1" draw:layer="layout" svg:x1="6.969cm" svg:y1="9.636cm" svg:x2="7.223cm" svg:y2="9.636cm">
          <text:p/>
        </draw:line>
        <draw:line draw:style-name="gr1" draw:text-style-name="P1" draw:layer="layout" svg:x1="8.493cm" svg:y1="10.525cm" svg:x2="8.493cm" svg:y2="10.271cm">
          <text:p/>
        </draw:line>
        <draw:line draw:style-name="gr1" draw:text-style-name="P1" draw:layer="layout" svg:x1="8.493cm" svg:y1="10.525cm" svg:x2="8.493cm" svg:y2="10.271cm">
          <text:p/>
        </draw:line>
        <draw:line draw:style-name="gr1" draw:text-style-name="P1" draw:layer="layout" svg:x1="10.144cm" svg:y1="10.525cm" svg:x2="10.144cm" svg:y2="10.271cm">
          <text:p/>
        </draw:line>
        <draw:line draw:style-name="gr1" draw:text-style-name="P1" draw:layer="layout" svg:x1="11.795cm" svg:y1="10.525cm" svg:x2="11.795cm" svg:y2="10.271cm">
          <text:p/>
        </draw:line>
        <draw:frame draw:style-name="gr2" draw:text-style-name="P2" draw:layer="layout" svg:width="0.891cm" svg:height="0.645cm" svg:x="6.08cm" svg:y="6.715cm">
          <draw:text-box>
            <text:p><text:span text:style-name="T1">32</text:span></text:p>
          </draw:text-box>
        </draw:frame>
        <draw:frame draw:style-name="gr2" draw:text-style-name="P2" draw:layer="layout" svg:width="0.891cm" svg:height="0.645cm" svg:x="6.078cm" svg:y="8.112cm">
          <draw:text-box>
            <text:p><text:span text:style-name="T1">16</text:span></text:p>
          </draw:text-box>
        </draw:frame>
        <draw:frame draw:style-name="gr2" draw:text-style-name="P2" draw:layer="layout" svg:width="0.697cm" svg:height="0.645cm" svg:x="6.207cm" svg:y="9.372cm">
          <draw:text-box>
            <text:p><text:span text:style-name="T1">8</text:span></text:p>
          </draw:text-box>
        </draw:frame>
        <draw:frame draw:style-name="gr2" draw:text-style-name="P2" draw:layer="layout" svg:width="1.281cm" svg:height="0.645cm" svg:x="7.847cm" svg:y="10.515cm">
          <draw:text-box>
            <text:p><text:span text:style-name="T1">$500</text:span></text:p>
          </draw:text-box>
        </draw:frame>
        <draw:frame draw:style-name="gr2" draw:text-style-name="P2" draw:layer="layout" svg:width="1.281cm" svg:height="0.645cm" svg:x="9.636cm" svg:y="10.515cm">
          <draw:text-box>
            <text:p><text:span text:style-name="T1">$800</text:span></text:p>
          </draw:text-box>
        </draw:frame>
        <draw:frame draw:style-name="gr2" draw:text-style-name="P2" draw:layer="layout" svg:width="1.476cm" svg:height="0.645cm" svg:x="11.081cm" svg:y="10.515cm">
          <draw:text-box>
            <text:p><text:span text:style-name="T1">$1200</text:span></text:p>
          </draw:text-box>
        </draw:frame>
        <draw:path draw:style-name="gr1" draw:text-style-name="P1" draw:layer="layout" svg:width="3.094cm" svg:height="4.324cm" draw:transform="rotate (-1.5707963267949) translate (12.657cm 6.73099999999999cm)" svg:viewBox="0 0 3095 4325" svg:d="M0 4318c89 0 179 1 268 0 92-1 189 22 277-9 89-31 182-56 268-99s190-45 277-89c94-48 197-59 286-116 88-56 200-80 277-152 88-82 203-121 286-206 85-86 178-169 251-268 63-86 146-165 179-268 45-140 165-112 232-232 56-102 183-148 250-251 59-91 125-181 152-286 24-91 65-181 72-277 7-91 21-183 18-277-3-97 0-196 0-295 0-104-11-209 0-313 10-102-30-191-18-295 13-106 0-214 0-321 0-98 0-196 0-295 0-89 0-179 0-269">
          <text:p/>
        </draw:path>
        <draw:path draw:style-name="gr1" draw:text-style-name="P1" draw:layer="layout" svg:width="2.957cm" svg:height="3.085cm" draw:transform="rotate (-1.5707963267949) translate (12.71cm 6.731cm)" svg:viewBox="0 0 2958 3086" svg:d="M0 3084c95 0 190 0 286 0 89 0 179 0 268 0 92 0 185-10 277 0 98 11 184-28 277-45 91-17 179-54 268-90 107-43 208-110 322-134 125-27 201-140 313-187 97-41 204-76 277-152 85-89 185-130 268-215 84-86 135-190 206-286 63-85 98-190 116-295 16-94 20-190 27-286s28-186 27-286c-1-92 8-184 9-277 1-94-15-192 0-286 16-99 11-196 17-295v-89-90-71">
          <text:p/>
        </draw:path>
        <draw:path draw:style-name="gr1" draw:text-style-name="P1" draw:layer="layout" svg:width="2.723cm" svg:height="1.904cm" draw:transform="rotate (-1.5707963267949) translate (12.684cm 6.74cm)" svg:viewBox="0 0 2724 1905" svg:d="M0 1904c109 0 221-5 330 0 118 6 232-31 340-70 101-36 200-78 304-110 101-30 204-65 304-101 93-34 187-67 277-110 90-42 177-90 268-133 104-49 162-178 295-157 120 19 199-68 259-133 73-79 159-150 224-235 58-75 105-162 116-251 10-80 10-162 0-243-10-80-33-161-27-244v-78-39">
          <text:p/>
        </draw:path>
        <draw:frame draw:style-name="gr2" draw:text-style-name="P2" draw:layer="layout" svg:width="1.442cm" svg:height="0.725cm" draw:transform="rotate (1.5707963267949) translate (5.572cm 9.173cm)">
          <draw:text-box>
            <text:p><text:span text:style-name="T2">RAM</text:span></text:p>
          </draw:text-box>
        </draw:frame>
        <draw:frame draw:style-name="gr2" draw:text-style-name="P2" draw:layer="layout" svg:width="1.302cm" svg:height="0.645cm" svg:x="9.001cm" svg:y="11.033cm">
          <draw:text-box>
            <text:p><text:span text:style-name="T1">Pri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8:21:13.118598452</meta:creation-date>
    <dc:date>2018-01-30T07:38:36.805348827</dc:date>
    <meta:editing-duration>PT56S</meta:editing-duration>
    <meta:editing-cycles>1</meta:editing-cycles>
    <meta:document-statistic meta:object-count="20"/>
    <meta:generator>LibreOffice/5.1.6.2$Linux_X86_64 LibreOffice_project/10m0$Build-2</meta:generator>
  </office:meta>
</office:document-meta>
</file>